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6783in"/>
    </style:style>
    <style:style style:name="co8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21">
      <style:table-cell-properties fo:background-color="#ffff99"/>
    </style:style>
    <style:style style:name="ce18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2" table:number-columns-repeated="9" table:default-cell-style-name="ce7"/>
        <table:table-column table:style-name="co3" table:default-cell-style-name="ce11"/>
        <table:table-column table:style-name="co4" table:default-cell-style-name="ce14"/>
        <table:table-column table:style-name="co2" table:number-columns-repeated="2" table:default-cell-style-name="ce7"/>
        <table:table-column table:style-name="co2" table:default-cell-style-name="Default"/>
        <table:table-column table:style-name="co3" table:default-cell-style-name="ce11"/>
        <table:table-column table:style-name="co4" table:default-cell-style-name="ce14"/>
        <table:table-column table:style-name="co2" table:number-columns-repeated="4" table:default-cell-style-name="Default"/>
        <table:table-column table:style-name="co2" table:default-cell-style-name="ce17"/>
        <table:table-column table:style-name="co4" table:default-cell-style-name="ce14"/>
        <table:table-column table:style-name="co2" table:number-columns-repeated="2" table:default-cell-style-name="ce7"/>
        <table:table-column table:style-name="co2" table:default-cell-style-name="ce17"/>
        <table:table-column table:style-name="co4" table:default-cell-style-name="ce14"/>
        <table:table-column table:style-name="co5" table:default-cell-style-name="ce20"/>
        <table:table-column table:style-name="co6" table:number-columns-repeated="2" table:default-cell-style-name="ce9"/>
        <table:table-column table:style-name="co6" table:default-cell-style-name="Default"/>
        <table:table-column table:style-name="co7" table:default-cell-style-name="Default"/>
        <table:table-column table:style-name="co4" table:default-cell-style-name="ce14"/>
        <table:table-column table:style-name="co6" table:default-cell-style-name="ce24"/>
        <table:table-column table:style-name="co8" table:default-cell-style-name="ce27"/>
        <table:table-column table:style-name="co4" table:default-cell-style-name="ce14"/>
        <table:table-column table:style-name="co6" table:default-cell-style-name="ce24"/>
        <table:table-column table:style-name="co2" table:default-cell-style-name="ce29"/>
        <table:table-column table:style-name="co4" table:default-cell-style-name="ce14"/>
        <table:table-column table:style-name="co6" table:default-cell-style-name="ce24"/>
        <table:table-column table:style-name="co8" table:default-cell-style-name="ce27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L3</text:p>
          </table:table-cell>
          <table:table-cell table:style-name="ce6" office:value-type="string" calcext:value-type="string">
            <text:p>L4</text:p>
          </table:table-cell>
          <table:table-cell table:style-name="ce6" office:value-type="string" calcext:value-type="string">
            <text:p>L5</text:p>
          </table:table-cell>
          <table:table-cell table:style-name="ce6" office:value-type="string" calcext:value-type="string">
            <text:p>L6</text:p>
          </table:table-cell>
          <table:table-cell table:style-name="ce6" office:value-type="string" calcext:value-type="string">
            <text:p>L7</text:p>
          </table:table-cell>
          <table:table-cell table:style-name="ce6" office:value-type="string" calcext:value-type="string">
            <text:p>L8</text:p>
          </table:table-cell>
          <table:table-cell table:style-name="ce6" office:value-type="string" calcext:value-type="string">
            <text:p>L9</text:p>
          </table:table-cell>
          <table:table-cell table:style-name="ce6" office:value-type="string" calcext:value-type="string">
            <text:p>L10</text:p>
          </table:table-cell>
          <table:table-cell office:value-type="string" calcext:value-type="string">
            <text:p>Lab Final</text:p>
          </table:table-cell>
          <table:table-cell table:style-name="ce13"/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E2</text:p>
          </table:table-cell>
          <table:table-cell table:style-name="ce15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13"/>
          <table:table-cell table:style-name="ce15" office:value-type="string" calcext:value-type="string">
            <text:p>CP1</text:p>
          </table:table-cell>
          <table:table-cell table:style-name="ce15" office:value-type="string" calcext:value-type="string">
            <text:p>CP2</text:p>
          </table:table-cell>
          <table:table-cell table:style-name="ce15" office:value-type="string" calcext:value-type="string">
            <text:p>IM</text:p>
          </table:table-cell>
          <table:table-cell table:style-name="ce15" office:value-type="string" calcext:value-type="string">
            <text:p>SW EC</text:p>
          </table:table-cell>
          <table:table-cell table:style-name="ce11" office:value-type="string" calcext:value-type="string">
            <text:p>CP Final</text:p>
          </table:table-cell>
          <table:table-cell table:style-name="ce13"/>
          <table:table-cell table:style-name="ce6" office:value-type="string" calcext:value-type="string">
            <text:p>FPD</text:p>
          </table:table-cell>
          <table:table-cell table:style-name="ce6" office:value-type="string" calcext:value-type="string">
            <text:p>FP</text:p>
          </table:table-cell>
          <table:table-cell table:style-name="ce18" office:value-type="string" calcext:value-type="string">
            <text:p>FP Final</text:p>
          </table:table-cell>
          <table:table-cell table:style-name="ce13"/>
          <table:table-cell table:style-name="ce19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office:value-type="string" calcext:value-type="string">
            <text:p>Submitted Grade</text:p>
          </table:table-cell>
          <table:table-cell table:style-name="ce9" office:value-type="string" calcext:value-type="string">
            <text:p>Final GPA</text:p>
          </table:table-cell>
          <table:table-cell table:style-name="ce22" office:value-type="string" calcext:value-type="string">
            <text:p>Final Submitted GPA</text:p>
          </table:table-cell>
          <table:table-cell table:style-name="ce13"/>
          <table:table-cell table:style-name="ce23" office:value-type="string" calcext:value-type="string">
            <text:p>Letter Grade</text:p>
          </table:table-cell>
          <table:table-cell table:style-name="ce26" office:value-type="string" calcext:value-type="string">
            <text:p>Numerical Grade</text:p>
          </table:table-cell>
          <table:table-cell table:style-name="ce13"/>
          <table:table-cell table:style-name="ce23" office:value-type="string" calcext:value-type="string">
            <text:p>Letter Grade</text:p>
          </table:table-cell>
          <table:table-cell table:style-name="ce28" office:value-type="string" calcext:value-type="string">
            <text:p>GPA </text:p>
          </table:table-cell>
          <table:table-cell table:style-name="ce13"/>
          <table:table-cell table:style-name="ce23"/>
          <table:table-cell table:style-name="ce26"/>
          <table:table-cell table:style-name="ce15" table:number-columns-repeated="979"/>
        </table:table-row>
        <table:table-row table:style-name="ro1">
          <table:table-cell table:style-name="ce2" office:value-type="string" calcext:value-type="string">
            <text:p>Madeline Beck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table:style-name="ce7"/>
          <table:table-cell table:style-name="ce16" table:formula="of:=(([.N2] / 50)*0.15 + ([.O2] / 50)*0.15 + ([.P2] / 100)*0.2)" office:value-type="float" office:value="0.126" calcext:value-type="float">
            <text:p>0.126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2]; [.$AI$2:.$AJ$14]; 2; 0);  SUM(VLOOKUP([.T2]; [.$AI$2:.$AJ$14]; 2; 0) ))) + ([.U2])  ) / (100 + 100 + 30)) * 0.05" office:value-type="float" office:value="0.0391304347826087" calcext:value-type="float">
            <text:p>0.03913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6" table:formula="of:=(SUM(VLOOKUP([.Y2]; [.$AI$2:.$AJ$14]; 2; 0); VLOOKUP([.Z2]; [.$AI$2:.$AJ$14]; 2; 0))) / 200 * 0.15" office:value-type="float" office:value="0.1365" calcext:value-type="float">
            <text:p>0.13650</text:p>
          </table:table-cell>
          <table:table-cell/>
          <table:table-cell table:style-name="ce19" table:formula="of:=[.L2] + [.Q2] + [.W2] + [.AA2]" office:value-type="float" office:value="0.301630434782609" calcext:value-type="float">
            <text:p>0.30163</text:p>
          </table:table-cell>
          <table:table-cell table:style-name="ce21" table:formula="of:=IF([.AC2]&gt;=0.9875;&quot;A+&quot;;  IF([.AC2]&gt;=0.94; &quot;A&quot;; IF([.AC2]&gt;=0.9; &quot;A-&quot;; IF([.AC2]&gt;=0.87; &quot;B+&quot;; IF([.AC2]&gt;=0.84;&quot;B&quot;; IF([.AC2]&gt;=0.8; &quot;B-&quot;; IF([.AC2]&gt;=0.77; &quot;C+&quot;; IF([.AC2]&gt;=0.74;&quot;C&quot;; IF([.AC2]&gt;=0.7; &quot;C-&quot;; IF([.AC2]&gt;=0.67; &quot;D+&quot;; IF([.AC2]&gt;=0.64;&quot;D&quot;; IF([.AC2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+</text:p>
          </table:table-cell>
          <table:table-cell table:style-name="ce9" table:formula="of:=VLOOKUP([.AD2]; [.$AL$2:.$AM$13]; 2; 0)" office:value-type="float" office:value="0" calcext:value-type="float">
            <text:p>0</text:p>
          </table:table-cell>
          <table:table-cell table:style-name="ce9" table:formula="of:=VLOOKUP([.AE2]; [.$AL$2:.$AM$13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table:style-name="ce7"/>
          <table:table-cell table:style-name="ce16" table:formula="of:=(([.N3] / 50)*0.15 + ([.O3] / 50)*0.15 + ([.P3] / 100)*0.2)" office:value-type="float" office:value="0.102" calcext:value-type="float">
            <text:p>0.10200</text:p>
          </table:table-cell>
          <table:table-cell/>
          <table:table-cell table:style-name="ce7" office:value-type="string" calcext:value-type="string">
            <text:p>B+</text:p>
          </table:table-cell>
          <table:table-cell table:style-name="ce7" office:value-type="string" calcext:value-type="string">
            <text:p>A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3]; [.$AI$2:.$AJ$14]; 2; 0);  SUM(VLOOKUP([.T3]; [.$AI$2:.$AJ$14]; 2; 0) ))) + ([.U3])  ) / (100 + 100 + 30)) * 0.05" office:value-type="float" office:value="0.0460869565217391" calcext:value-type="float">
            <text:p>0.04609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Y3]; [.$AI$2:.$AJ$14]; 2; 0); VLOOKUP([.Z3]; [.$AI$2:.$AJ$14]; 2; 0))) / 200 * 0.15" office:value-type="float" office:value="0.144" calcext:value-type="float">
            <text:p>0.14400</text:p>
          </table:table-cell>
          <table:table-cell/>
          <table:table-cell table:style-name="ce19" table:formula="of:=[.L3] + [.Q3] + [.W3] + [.AA3]" office:value-type="float" office:value="0.292086956521739" calcext:value-type="float">
            <text:p>0.29209</text:p>
          </table:table-cell>
          <table:table-cell table:style-name="ce21" table:formula="of:=IF([.AC3]&gt;=0.9875;&quot;A+&quot;;  IF([.AC3]&gt;=0.94; &quot;A&quot;; IF([.AC3]&gt;=0.9; &quot;A-&quot;; IF([.AC3]&gt;=0.87; &quot;B+&quot;; IF([.AC3]&gt;=0.84;&quot;B&quot;; IF([.AC3]&gt;=0.8; &quot;B-&quot;; IF([.AC3]&gt;=0.77; &quot;C+&quot;; IF([.AC3]&gt;=0.74;&quot;C&quot;; IF([.AC3]&gt;=0.7; &quot;C-&quot;; IF([.AC3]&gt;=0.67; &quot;D+&quot;; IF([.AC3]&gt;=0.64;&quot;D&quot;; IF([.AC3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+</text:p>
          </table:table-cell>
          <table:table-cell table:style-name="ce9" table:formula="of:=VLOOKUP([.AD3]; [.$AL$2:.$AM$13]; 2; 0)" office:value-type="float" office:value="0" calcext:value-type="float">
            <text:p>0</text:p>
          </table:table-cell>
          <table:table-cell table:style-name="ce9" table:formula="of:=VLOOKUP([.AE3]; [.$AL$2:.$AM$13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table:style-name="ce7"/>
          <table:table-cell table:style-name="ce16" table:formula="of:=(([.N4] / 50)*0.15 + ([.O4] / 50)*0.15 + ([.P4] / 100)*0.2)" office:value-type="float" office:value="0.09" calcext:value-type="float">
            <text:p>0.09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4]; [.$AI$2:.$AJ$14]; 2; 0);  SUM(VLOOKUP([.T4]; [.$AI$2:.$AJ$14]; 2; 0) ))) + ([.U4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Y4]; [.$AI$2:.$AJ$14]; 2; 0); VLOOKUP([.Z4]; [.$AI$2:.$AJ$14]; 2; 0))) / 200 * 0.15" office:value-type="float" office:value="0.144" calcext:value-type="float">
            <text:p>0.14400</text:p>
          </table:table-cell>
          <table:table-cell/>
          <table:table-cell table:style-name="ce19" table:formula="of:=[.L4] + [.Q4] + [.W4] + [.AA4]" office:value-type="float" office:value="0.278565217391304" calcext:value-type="float">
            <text:p>0.27857</text:p>
          </table:table-cell>
          <table:table-cell table:style-name="ce21" table:formula="of:=IF([.AC4]&gt;=0.9875;&quot;A+&quot;;  IF([.AC4]&gt;=0.94; &quot;A&quot;; IF([.AC4]&gt;=0.9; &quot;A-&quot;; IF([.AC4]&gt;=0.87; &quot;B+&quot;; IF([.AC4]&gt;=0.84;&quot;B&quot;; IF([.AC4]&gt;=0.8; &quot;B-&quot;; IF([.AC4]&gt;=0.77; &quot;C+&quot;; IF([.AC4]&gt;=0.74;&quot;C&quot;; IF([.AC4]&gt;=0.7; &quot;C-&quot;; IF([.AC4]&gt;=0.67; &quot;D+&quot;; IF([.AC4]&gt;=0.64;&quot;D&quot;; IF([.AC4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+</text:p>
          </table:table-cell>
          <table:table-cell table:style-name="ce9" table:formula="of:=VLOOKUP([.AD4]; [.$AL$2:.$AM$13]; 2; 0)" office:value-type="float" office:value="0" calcext:value-type="float">
            <text:p>0</text:p>
          </table:table-cell>
          <table:table-cell table:style-name="ce9" table:formula="of:=VLOOKUP([.AE4]; [.$AL$2:.$AM$13]; 2; 0)" office:value-type="float" office:value="2.3" calcext:value-type="float">
            <text:p>2.3</text:p>
          </table:table-cell>
          <table:table-cell/>
          <table:table-cell table:style-name="Default"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table:style-name="Default" office:value-type="string" calcext:value-type="string">
            <text:p>B+</text:p>
          </table:table-cell>
          <table:table-cell table:style-name="ce27"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Allison Cab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table:style-name="ce7"/>
          <table:table-cell table:style-name="ce16" table:formula="of:=(([.N5] / 50)*0.15 + ([.O5] / 50)*0.15 + ([.P5] / 100)*0.2)" office:value-type="float" office:value="0.129" calcext:value-type="float">
            <text:p>0.129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5]; [.$AI$2:.$AJ$14]; 2; 0);  SUM(VLOOKUP([.T5]; [.$AI$2:.$AJ$14]; 2; 0) ))) + ([.U5])  ) / (100 + 100 + 30)) * 0.05" office:value-type="float" office:value="0.0428260869565217" calcext:value-type="float">
            <text:p>0.04283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Y5]; [.$AI$2:.$AJ$14]; 2; 0); VLOOKUP([.Z5]; [.$AI$2:.$AJ$14]; 2; 0))) / 200 * 0.15" office:value-type="float" office:value="0.14175" calcext:value-type="float">
            <text:p>0.14175</text:p>
          </table:table-cell>
          <table:table-cell/>
          <table:table-cell table:style-name="ce19" table:formula="of:=[.L5] + [.Q5] + [.W5] + [.AA5]" office:value-type="float" office:value="0.313576086956522" calcext:value-type="float">
            <text:p>0.31358</text:p>
          </table:table-cell>
          <table:table-cell table:style-name="ce21" table:formula="of:=IF([.AC5]&gt;=0.9875;&quot;A+&quot;;  IF([.AC5]&gt;=0.94; &quot;A&quot;; IF([.AC5]&gt;=0.9; &quot;A-&quot;; IF([.AC5]&gt;=0.87; &quot;B+&quot;; IF([.AC5]&gt;=0.84;&quot;B&quot;; IF([.AC5]&gt;=0.8; &quot;B-&quot;; IF([.AC5]&gt;=0.77; &quot;C+&quot;; IF([.AC5]&gt;=0.74;&quot;C&quot;; IF([.AC5]&gt;=0.7; &quot;C-&quot;; IF([.AC5]&gt;=0.67; &quot;D+&quot;; IF([.AC5]&gt;=0.64;&quot;D&quot;; IF([.AC5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+</text:p>
          </table:table-cell>
          <table:table-cell table:style-name="ce9" table:formula="of:=VLOOKUP([.AD5]; [.$AL$2:.$AM$13]; 2; 0)" office:value-type="float" office:value="0" calcext:value-type="float">
            <text:p>0</text:p>
          </table:table-cell>
          <table:table-cell table:style-name="ce9" table:formula="of:=VLOOKUP([.AE5]; [.$AL$2:.$AM$13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Michael Camara</text:p>
          </table:table-cell>
          <table:table-cell table:number-columns-repeated="3" office:value-type="string" calcext:value-type="string">
            <text:p>A</text:p>
          </table:table-cell>
          <table:table-cell table:style-name="ce5" office:value-type="string" calcext:value-type="string">
            <text:p>A+</text:p>
          </table:table-cell>
          <table:table-cell table:number-columns-repeated="2"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table:style-name="ce7"/>
          <table:table-cell table:style-name="ce16" table:formula="of:=(([.N6] / 50)*0.15 + ([.O6] / 50)*0.15 + ([.P6] / 100)*0.2)" office:value-type="float" office:value="0.147" calcext:value-type="float">
            <text:p>0.147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6]; [.$AI$2:.$AJ$14]; 2; 0);  SUM(VLOOKUP([.T6]; [.$AI$2:.$AJ$14]; 2; 0) ))) + ([.U6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6" table:formula="of:=(SUM(VLOOKUP([.Y6]; [.$AI$2:.$AJ$14]; 2; 0); VLOOKUP([.Z6]; [.$AI$2:.$AJ$14]; 2; 0))) / 200 * 0.15" office:value-type="float" office:value="0.1365" calcext:value-type="float">
            <text:p>0.13650</text:p>
          </table:table-cell>
          <table:table-cell/>
          <table:table-cell table:style-name="ce19" table:formula="of:=[.L6] + [.Q6] + [.W6] + [.AA6]" office:value-type="float" office:value="0.328065217391304" calcext:value-type="float">
            <text:p>0.32807</text:p>
          </table:table-cell>
          <table:table-cell table:style-name="ce21" table:formula="of:=IF([.AC6]&gt;=0.9875;&quot;A+&quot;;  IF([.AC6]&gt;=0.94; &quot;A&quot;; IF([.AC6]&gt;=0.9; &quot;A-&quot;; IF([.AC6]&gt;=0.87; &quot;B+&quot;; IF([.AC6]&gt;=0.84;&quot;B&quot;; IF([.AC6]&gt;=0.8; &quot;B-&quot;; IF([.AC6]&gt;=0.77; &quot;C+&quot;; IF([.AC6]&gt;=0.74;&quot;C&quot;; IF([.AC6]&gt;=0.7; &quot;C-&quot;; IF([.AC6]&gt;=0.67; &quot;D+&quot;; IF([.AC6]&gt;=0.64;&quot;D&quot;; IF([.AC6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-</text:p>
          </table:table-cell>
          <table:table-cell table:style-name="ce9" table:formula="of:=VLOOKUP([.AD6]; [.$AL$2:.$AM$13]; 2; 0)" office:value-type="float" office:value="0" calcext:value-type="float">
            <text:p>0</text:p>
          </table:table-cell>
          <table:table-cell table:style-name="ce9" table:formula="of:=VLOOKUP([.AE6]; [.$AL$2:.$AM$13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ebecca Dilla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table:style-name="ce7"/>
          <table:table-cell table:style-name="ce16" table:formula="of:=(([.N7] / 50)*0.15 + ([.O7] / 50)*0.15 + ([.P7] / 100)*0.2)" office:value-type="float" office:value="0.144" calcext:value-type="float">
            <text:p>0.144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7]; [.$AI$2:.$AJ$14]; 2; 0);  SUM(VLOOKUP([.T7]; [.$AI$2:.$AJ$14]; 2; 0) ))) + ([.U7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Y7]; [.$AI$2:.$AJ$14]; 2; 0); VLOOKUP([.Z7]; [.$AI$2:.$AJ$14]; 2; 0))) / 200 * 0.15" office:value-type="float" office:value="0.14175" calcext:value-type="float">
            <text:p>0.14175</text:p>
          </table:table-cell>
          <table:table-cell/>
          <table:table-cell table:style-name="ce19" table:formula="of:=[.L7] + [.Q7] + [.W7] + [.AA7]" office:value-type="float" office:value="0.330315217391304" calcext:value-type="float">
            <text:p>0.33032</text:p>
          </table:table-cell>
          <table:table-cell table:style-name="ce21" table:formula="of:=IF([.AC7]&gt;=0.9875;&quot;A+&quot;;  IF([.AC7]&gt;=0.94; &quot;A&quot;; IF([.AC7]&gt;=0.9; &quot;A-&quot;; IF([.AC7]&gt;=0.87; &quot;B+&quot;; IF([.AC7]&gt;=0.84;&quot;B&quot;; IF([.AC7]&gt;=0.8; &quot;B-&quot;; IF([.AC7]&gt;=0.77; &quot;C+&quot;; IF([.AC7]&gt;=0.74;&quot;C&quot;; IF([.AC7]&gt;=0.7; &quot;C-&quot;; IF([.AC7]&gt;=0.67; &quot;D+&quot;; IF([.AC7]&gt;=0.64;&quot;D&quot;; IF([.AC7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D7]; [.$AL$2:.$AM$13]; 2; 0)" office:value-type="float" office:value="0" calcext:value-type="float">
            <text:p>0</text:p>
          </table:table-cell>
          <table:table-cell table:style-name="ce9" table:formula="of:=VLOOKUP([.AE7]; [.$AL$2:.$AM$13]; 2; 0)" office:value-type="float" office:value="4" calcext:value-type="float">
            <text:p>4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table:style-name="ce7"/>
          <table:table-cell table:style-name="ce16" table:formula="of:=(([.N8] / 50)*0.15 + ([.O8] / 50)*0.15 + ([.P8] / 100)*0.2)" office:value-type="float" office:value="0.144" calcext:value-type="float">
            <text:p>0.144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8]; [.$AI$2:.$AJ$14]; 2; 0);  SUM(VLOOKUP([.T8]; [.$AI$2:.$AJ$14]; 2; 0) ))) + ([.U8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Y8]; [.$AI$2:.$AJ$14]; 2; 0); VLOOKUP([.Z8]; [.$AI$2:.$AJ$14]; 2; 0))) / 200 * 0.15" office:value-type="float" office:value="0.14175" calcext:value-type="float">
            <text:p>0.14175</text:p>
          </table:table-cell>
          <table:table-cell/>
          <table:table-cell table:style-name="ce19" table:formula="of:=[.L8] + [.Q8] + [.W8] + [.AA8]" office:value-type="float" office:value="0.330315217391304" calcext:value-type="float">
            <text:p>0.33032</text:p>
          </table:table-cell>
          <table:table-cell table:style-name="ce21" table:formula="of:=IF([.AC8]&gt;=0.9875;&quot;A+&quot;;  IF([.AC8]&gt;=0.94; &quot;A&quot;; IF([.AC8]&gt;=0.9; &quot;A-&quot;; IF([.AC8]&gt;=0.87; &quot;B+&quot;; IF([.AC8]&gt;=0.84;&quot;B&quot;; IF([.AC8]&gt;=0.8; &quot;B-&quot;; IF([.AC8]&gt;=0.77; &quot;C+&quot;; IF([.AC8]&gt;=0.74;&quot;C&quot;; IF([.AC8]&gt;=0.7; &quot;C-&quot;; IF([.AC8]&gt;=0.67; &quot;D+&quot;; IF([.AC8]&gt;=0.64;&quot;D&quot;; IF([.AC8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D8]; [.$AL$2:.$AM$13]; 2; 0)" office:value-type="float" office:value="0" calcext:value-type="float">
            <text:p>0</text:p>
          </table:table-cell>
          <table:table-cell table:style-name="ce9" table:formula="of:=VLOOKUP([.AE8]; [.$AL$2:.$AM$13]; 2; 0)" office:value-type="float" office:value="4" calcext:value-type="float">
            <text:p>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rah Guillaume</text:p>
          </table:table-cell>
          <table:table-cell table:number-columns-repeated="3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-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table:style-name="ce7"/>
          <table:table-cell table:style-name="ce16" table:formula="of:=(([.N9] / 50)*0.15 + ([.O9] / 50)*0.15 + ([.P9] / 100)*0.2)" office:value-type="float" office:value="0.147" calcext:value-type="float">
            <text:p>0.14700</text:p>
          </table:table-cell>
          <table:table-cell/>
          <table:table-cell table:number-columns-repeated="2" table:style-name="ce7" office:value-type="string" calcext:value-type="string">
            <text:p>A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5" calcext:value-type="float">
            <text:p>5</text:p>
          </table:table-cell>
          <table:table-cell table:style-name="ce16" table:formula="of:=( ((SUM(VLOOKUP([.S9]; [.$AI$2:.$AJ$14]; 2; 0);  SUM(VLOOKUP([.T9]; [.$AI$2:.$AJ$14]; 2; 0) ))) + ([.U9])  ) / (100 + 100 + 30)) * 0.05" office:value-type="float" office:value="0.0482608695652174" calcext:value-type="float">
            <text:p>0.04826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Y9]; [.$AI$2:.$AJ$14]; 2; 0); VLOOKUP([.Z9]; [.$AI$2:.$AJ$14]; 2; 0))) / 200 * 0.15" office:value-type="float" office:value="0.144" calcext:value-type="float">
            <text:p>0.14400</text:p>
          </table:table-cell>
          <table:table-cell/>
          <table:table-cell table:style-name="ce19" table:formula="of:=[.L9] + [.Q9] + [.W9] + [.AA9]" office:value-type="float" office:value="0.339260869565217" calcext:value-type="float">
            <text:p>0.33926</text:p>
          </table:table-cell>
          <table:table-cell table:style-name="ce21" table:formula="of:=IF([.AC9]&gt;=0.9875;&quot;A+&quot;;  IF([.AC9]&gt;=0.94; &quot;A&quot;; IF([.AC9]&gt;=0.9; &quot;A-&quot;; IF([.AC9]&gt;=0.87; &quot;B+&quot;; IF([.AC9]&gt;=0.84;&quot;B&quot;; IF([.AC9]&gt;=0.8; &quot;B-&quot;; IF([.AC9]&gt;=0.77; &quot;C+&quot;; IF([.AC9]&gt;=0.74;&quot;C&quot;; IF([.AC9]&gt;=0.7; &quot;C-&quot;; IF([.AC9]&gt;=0.67; &quot;D+&quot;; IF([.AC9]&gt;=0.64;&quot;D&quot;; IF([.AC9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D9]; [.$AL$2:.$AM$13]; 2; 0)" office:value-type="float" office:value="0" calcext:value-type="float">
            <text:p>0</text:p>
          </table:table-cell>
          <table:table-cell table:style-name="ce9" table:formula="of:=VLOOKUP([.AE9]; [.$AL$2:.$AM$13]; 2; 0)" office:value-type="float" office:value="4" calcext:value-type="float">
            <text:p>4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B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/>
          <table:table-cell table:style-name="ce7"/>
          <table:table-cell table:style-name="ce16" table:formula="of:=(([.N10] / 50)*0.15 + ([.O10] / 50)*0.15 + ([.P10] / 100)*0.2)" office:value-type="float" office:value="0.108" calcext:value-type="float">
            <text:p>0.108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10]; [.$AI$2:.$AJ$14]; 2; 0);  SUM(VLOOKUP([.T10]; [.$AI$2:.$AJ$14]; 2; 0) ))) + ([.U10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Y10]; [.$AI$2:.$AJ$14]; 2; 0); VLOOKUP([.Z10]; [.$AI$2:.$AJ$14]; 2; 0))) / 200 * 0.15" office:value-type="float" office:value="0.1395" calcext:value-type="float">
            <text:p>0.13950</text:p>
          </table:table-cell>
          <table:table-cell/>
          <table:table-cell table:style-name="ce19" table:formula="of:=[.L10] + [.Q10] + [.W10] + [.AA10]" office:value-type="float" office:value="0.292065217391304" calcext:value-type="float">
            <text:p>0.29207</text:p>
          </table:table-cell>
          <table:table-cell table:style-name="ce21" table:formula="of:=IF([.AC10]&gt;=0.9875;&quot;A+&quot;;  IF([.AC10]&gt;=0.94; &quot;A&quot;; IF([.AC10]&gt;=0.9; &quot;A-&quot;; IF([.AC10]&gt;=0.87; &quot;B+&quot;; IF([.AC10]&gt;=0.84;&quot;B&quot;; IF([.AC10]&gt;=0.8; &quot;B-&quot;; IF([.AC10]&gt;=0.77; &quot;C+&quot;; IF([.AC10]&gt;=0.74;&quot;C&quot;; IF([.AC10]&gt;=0.7; &quot;C-&quot;; IF([.AC10]&gt;=0.67; &quot;D+&quot;; IF([.AC10]&gt;=0.64;&quot;D&quot;; IF([.AC10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+</text:p>
          </table:table-cell>
          <table:table-cell table:style-name="ce9" table:formula="of:=VLOOKUP([.AD10]; [.$AL$2:.$AM$13]; 2; 0)" office:value-type="float" office:value="0" calcext:value-type="float">
            <text:p>0</text:p>
          </table:table-cell>
          <table:table-cell table:style-name="ce9" table:formula="of:=VLOOKUP([.AE10]; [.$AL$2:.$AM$13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Zachary Hud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+</text:p>
          </table:table-cell>
          <table:table-cell office:value-type="string" calcext:value-type="string">
            <text:p>B+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table:style-name="ce7"/>
          <table:table-cell table:style-name="ce16" table:formula="of:=(([.N11] / 50)*0.15 + ([.O11] / 50)*0.15 + ([.P11] / 100)*0.2)" office:value-type="float" office:value="0.114" calcext:value-type="float">
            <text:p>0.114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11]; [.$AI$2:.$AJ$14]; 2; 0);  SUM(VLOOKUP([.T11]; [.$AI$2:.$AJ$14]; 2; 0) ))) + ([.U11])  ) / (100 + 100 + 30)) * 0.05" office:value-type="float" office:value="0.0391304347826087" calcext:value-type="float">
            <text:p>0.03913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Y11]; [.$AI$2:.$AJ$14]; 2; 0); VLOOKUP([.Z11]; [.$AI$2:.$AJ$14]; 2; 0))) / 200 * 0.15" office:value-type="float" office:value="0.14175" calcext:value-type="float">
            <text:p>0.14175</text:p>
          </table:table-cell>
          <table:table-cell/>
          <table:table-cell table:style-name="ce19" table:formula="of:=[.L11] + [.Q11] + [.W11] + [.AA11]" office:value-type="float" office:value="0.294880434782609" calcext:value-type="float">
            <text:p>0.29488</text:p>
          </table:table-cell>
          <table:table-cell table:style-name="ce21" table:formula="of:=IF([.AC11]&gt;=0.9875;&quot;A+&quot;;  IF([.AC11]&gt;=0.94; &quot;A&quot;; IF([.AC11]&gt;=0.9; &quot;A-&quot;; IF([.AC11]&gt;=0.87; &quot;B+&quot;; IF([.AC11]&gt;=0.84;&quot;B&quot;; IF([.AC11]&gt;=0.8; &quot;B-&quot;; IF([.AC11]&gt;=0.77; &quot;C+&quot;; IF([.AC11]&gt;=0.74;&quot;C&quot;; IF([.AC11]&gt;=0.7; &quot;C-&quot;; IF([.AC11]&gt;=0.67; &quot;D+&quot;; IF([.AC11]&gt;=0.64;&quot;D&quot;; IF([.AC11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-</text:p>
          </table:table-cell>
          <table:table-cell table:style-name="ce9" table:formula="of:=VLOOKUP([.AD11]; [.$AL$2:.$AM$13]; 2; 0)" office:value-type="float" office:value="0" calcext:value-type="float">
            <text:p>0</text:p>
          </table:table-cell>
          <table:table-cell table:style-name="ce9" table:formula="of:=VLOOKUP([.AE11]; [.$AL$2:.$AM$13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obert Jackele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table:style-name="ce7"/>
          <table:table-cell table:style-name="ce16" table:formula="of:=(([.N12] / 50)*0.15 + ([.O12] / 50)*0.15 + ([.P12] / 100)*0.2)" office:value-type="float" office:value="0.141" calcext:value-type="float">
            <text:p>0.14100</text:p>
          </table:table-cell>
          <table:table-cell/>
          <table:table-cell table:style-name="ce7" office:value-type="string" calcext:value-type="string">
            <text:p>B+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12]; [.$AI$2:.$AJ$14]; 2; 0);  SUM(VLOOKUP([.T12]; [.$AI$2:.$AJ$14]; 2; 0) ))) + ([.U12])  ) / (100 + 100 + 30)) * 0.05" office:value-type="float" office:value="0.0456521739130435" calcext:value-type="float">
            <text:p>0.04565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Y12]; [.$AI$2:.$AJ$14]; 2; 0); VLOOKUP([.Z12]; [.$AI$2:.$AJ$14]; 2; 0))) / 200 * 0.15" office:value-type="float" office:value="0.1395" calcext:value-type="float">
            <text:p>0.13950</text:p>
          </table:table-cell>
          <table:table-cell/>
          <table:table-cell table:style-name="ce19" table:formula="of:=[.L12] + [.Q12] + [.W12] + [.AA12]" office:value-type="float" office:value="0.326152173913044" calcext:value-type="float">
            <text:p>0.32615</text:p>
          </table:table-cell>
          <table:table-cell table:style-name="ce21" table:formula="of:=IF([.AC12]&gt;=0.9875;&quot;A+&quot;;  IF([.AC12]&gt;=0.94; &quot;A&quot;; IF([.AC12]&gt;=0.9; &quot;A-&quot;; IF([.AC12]&gt;=0.87; &quot;B+&quot;; IF([.AC12]&gt;=0.84;&quot;B&quot;; IF([.AC12]&gt;=0.8; &quot;B-&quot;; IF([.AC12]&gt;=0.77; &quot;C+&quot;; IF([.AC12]&gt;=0.74;&quot;C&quot;; IF([.AC12]&gt;=0.7; &quot;C-&quot;; IF([.AC12]&gt;=0.67; &quot;D+&quot;; IF([.AC12]&gt;=0.64;&quot;D&quot;; IF([.AC12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D12]; [.$AL$2:.$AM$13]; 2; 0)" office:value-type="float" office:value="0" calcext:value-type="float">
            <text:p>0</text:p>
          </table:table-cell>
          <table:table-cell table:style-name="ce9" table:formula="of:=VLOOKUP([.AE12]; [.$AL$2:.$AM$13]; 2; 0)" office:value-type="float" office:value="4" calcext:value-type="float">
            <text:p>4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revor Koon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C+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table:style-name="ce7"/>
          <table:table-cell table:style-name="ce16" table:formula="of:=(([.N13] / 50)*0.15 + ([.O13] / 50)*0.15 + ([.P13] / 100)*0.2)" office:value-type="float" office:value="0.135" calcext:value-type="float">
            <text:p>0.135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13]; [.$AI$2:.$AJ$14]; 2; 0);  SUM(VLOOKUP([.T13]; [.$AI$2:.$AJ$14]; 2; 0) ))) + ([.U13])  ) / (100 + 100 + 30)) * 0.05" office:value-type="float" office:value="0.0384782608695652" calcext:value-type="float">
            <text:p>0.03848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Y13]; [.$AI$2:.$AJ$14]; 2; 0); VLOOKUP([.Z13]; [.$AI$2:.$AJ$14]; 2; 0))) / 200 * 0.15" office:value-type="float" office:value="0.1395" calcext:value-type="float">
            <text:p>0.13950</text:p>
          </table:table-cell>
          <table:table-cell/>
          <table:table-cell table:style-name="ce19" table:formula="of:=[.L13] + [.Q13] + [.W13] + [.AA13]" office:value-type="float" office:value="0.312978260869565" calcext:value-type="float">
            <text:p>0.31298</text:p>
          </table:table-cell>
          <table:table-cell table:style-name="ce21" table:formula="of:=IF([.AC13]&gt;=0.9875;&quot;A+&quot;;  IF([.AC13]&gt;=0.94; &quot;A&quot;; IF([.AC13]&gt;=0.9; &quot;A-&quot;; IF([.AC13]&gt;=0.87; &quot;B+&quot;; IF([.AC13]&gt;=0.84;&quot;B&quot;; IF([.AC13]&gt;=0.8; &quot;B-&quot;; IF([.AC13]&gt;=0.77; &quot;C+&quot;; IF([.AC13]&gt;=0.74;&quot;C&quot;; IF([.AC13]&gt;=0.7; &quot;C-&quot;; IF([.AC13]&gt;=0.67; &quot;D+&quot;; IF([.AC13]&gt;=0.64;&quot;D&quot;; IF([.AC13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</text:p>
          </table:table-cell>
          <table:table-cell table:style-name="ce9" table:formula="of:=VLOOKUP([.AD13]; [.$AL$2:.$AM$13]; 2; 0)" office:value-type="float" office:value="0" calcext:value-type="float">
            <text:p>0</text:p>
          </table:table-cell>
          <table:table-cell table:style-name="ce9" table:formula="of:=VLOOKUP([.AE13]; [.$AL$2:.$AM$13]; 2; 0)" office:value-type="float" office:value="2" calcext:value-type="float">
            <text:p>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ry Mill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table:style-name="ce7"/>
          <table:table-cell table:style-name="ce16" table:formula="of:=(([.N14] / 50)*0.15 + ([.O14] / 50)*0.15 + ([.P14] / 100)*0.2)" office:value-type="float" office:value="0.12" calcext:value-type="float">
            <text:p>0.12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14]; [.$AI$2:.$AJ$14]; 2; 0);  SUM(VLOOKUP([.T14]; [.$AI$2:.$AJ$14]; 2; 0) ))) + ([.U14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Y14]; [.$AI$2:.$AJ$14]; 2; 0); VLOOKUP([.Z14]; [.$AI$2:.$AJ$14]; 2; 0))) / 200 * 0.15" office:value-type="float" office:value="0.144" calcext:value-type="float">
            <text:p>0.14400</text:p>
          </table:table-cell>
          <table:table-cell/>
          <table:table-cell table:style-name="ce19" table:formula="of:=[.L14] + [.Q14] + [.W14] + [.AA14]" office:value-type="float" office:value="0.308565217391304" calcext:value-type="float">
            <text:p>0.30857</text:p>
          </table:table-cell>
          <table:table-cell table:style-name="ce21" table:formula="of:=IF([.AC14]&gt;=0.9875;&quot;A+&quot;;  IF([.AC14]&gt;=0.94; &quot;A&quot;; IF([.AC14]&gt;=0.9; &quot;A-&quot;; IF([.AC14]&gt;=0.87; &quot;B+&quot;; IF([.AC14]&gt;=0.84;&quot;B&quot;; IF([.AC14]&gt;=0.8; &quot;B-&quot;; IF([.AC14]&gt;=0.77; &quot;C+&quot;; IF([.AC14]&gt;=0.74;&quot;C&quot;; IF([.AC14]&gt;=0.7; &quot;C-&quot;; IF([.AC14]&gt;=0.67; &quot;D+&quot;; IF([.AC14]&gt;=0.64;&quot;D&quot;; IF([.AC14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+</text:p>
          </table:table-cell>
          <table:table-cell table:style-name="ce9" table:formula="of:=VLOOKUP([.AD14]; [.$AL$2:.$AM$13]; 2; 0)" office:value-type="float" office:value="0" calcext:value-type="float">
            <text:p>0</text:p>
          </table:table-cell>
          <table:table-cell table:style-name="ce9" table:formula="of:=VLOOKUP([.AE14]; [.$AL$2:.$AM$13]; 2; 0)" office:value-type="float" office:value="3.3" calcext:value-type="float">
            <text:p>3.3</text:p>
          </table:table-cell>
          <table:table-cell/>
          <table:table-cell table:style-name="ce25"/>
          <table:table-cell table:style-name="ce14"/>
          <table:table-cell/>
          <table:table-cell table:style-name="ce25"/>
          <table:table-cell table:style-name="ce30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table:style-name="ce2" office:value-type="string" calcext:value-type="string">
            <text:p>Izaak Miller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table:style-name="ce7"/>
          <table:table-cell table:style-name="ce16" table:formula="of:=(([.N15] / 50)*0.15 + ([.O15] / 50)*0.15 + ([.P15] / 100)*0.2)" office:value-type="float" office:value="0.129" calcext:value-type="float">
            <text:p>0.12900</text:p>
          </table:table-cell>
          <table:table-cell/>
          <table:table-cell table:style-name="ce7" office:value-type="string" calcext:value-type="string">
            <text:p>A-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15]; [.$AI$2:.$AJ$14]; 2; 0);  SUM(VLOOKUP([.T15]; [.$AI$2:.$AJ$14]; 2; 0) ))) + ([.U15])  ) / (100 + 100 + 30)) * 0.05" office:value-type="float" office:value="0.0476086956521739" calcext:value-type="float">
            <text:p>0.04761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Y15]; [.$AI$2:.$AJ$14]; 2; 0); VLOOKUP([.Z15]; [.$AI$2:.$AJ$14]; 2; 0))) / 200 * 0.15" office:value-type="float" office:value="0.144" calcext:value-type="float">
            <text:p>0.14400</text:p>
          </table:table-cell>
          <table:table-cell/>
          <table:table-cell table:style-name="ce19" table:formula="of:=[.L15] + [.Q15] + [.W15] + [.AA15]" office:value-type="float" office:value="0.320608695652174" calcext:value-type="float">
            <text:p>0.32061</text:p>
          </table:table-cell>
          <table:table-cell table:style-name="ce21" table:formula="of:=IF([.AC15]&gt;=0.9875;&quot;A+&quot;;  IF([.AC15]&gt;=0.94; &quot;A&quot;; IF([.AC15]&gt;=0.9; &quot;A-&quot;; IF([.AC15]&gt;=0.87; &quot;B+&quot;; IF([.AC15]&gt;=0.84;&quot;B&quot;; IF([.AC15]&gt;=0.8; &quot;B-&quot;; IF([.AC15]&gt;=0.77; &quot;C+&quot;; IF([.AC15]&gt;=0.74;&quot;C&quot;; IF([.AC15]&gt;=0.7; &quot;C-&quot;; IF([.AC15]&gt;=0.67; &quot;D+&quot;; IF([.AC15]&gt;=0.64;&quot;D&quot;; IF([.AC15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D15]; [.$AL$2:.$AM$13]; 2; 0)" office:value-type="float" office:value="0" calcext:value-type="float">
            <text:p>0</text:p>
          </table:table-cell>
          <table:table-cell table:style-name="ce9" table:formula="of:=VLOOKUP([.AE15]; [.$AL$2:.$AM$13]; 2; 0)"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bert Paul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F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table:style-name="ce7"/>
          <table:table-cell table:style-name="ce16" table:formula="of:=(([.N16] / 50)*0.15 + ([.O16] / 50)*0.15 + ([.P16] / 100)*0.2)" office:value-type="float" office:value="0.141" calcext:value-type="float">
            <text:p>0.141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16]; [.$AI$2:.$AJ$14]; 2; 0);  SUM(VLOOKUP([.T16]; [.$AI$2:.$AJ$14]; 2; 0) ))) + ([.U16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6" table:formula="of:=(SUM(VLOOKUP([.Y16]; [.$AI$2:.$AJ$14]; 2; 0); VLOOKUP([.Z16]; [.$AI$2:.$AJ$14]; 2; 0))) / 200 * 0.15" office:value-type="float" office:value="0.1365" calcext:value-type="float">
            <text:p>0.13650</text:p>
          </table:table-cell>
          <table:table-cell/>
          <table:table-cell table:style-name="ce19" table:formula="of:=[.L16] + [.Q16] + [.W16] + [.AA16]" office:value-type="float" office:value="0.322065217391304" calcext:value-type="float">
            <text:p>0.32207</text:p>
          </table:table-cell>
          <table:table-cell table:style-name="ce21" table:formula="of:=IF([.AC16]&gt;=0.9875;&quot;A+&quot;;  IF([.AC16]&gt;=0.94; &quot;A&quot;; IF([.AC16]&gt;=0.9; &quot;A-&quot;; IF([.AC16]&gt;=0.87; &quot;B+&quot;; IF([.AC16]&gt;=0.84;&quot;B&quot;; IF([.AC16]&gt;=0.8; &quot;B-&quot;; IF([.AC16]&gt;=0.77; &quot;C+&quot;; IF([.AC16]&gt;=0.74;&quot;C&quot;; IF([.AC16]&gt;=0.7; &quot;C-&quot;; IF([.AC16]&gt;=0.67; &quot;D+&quot;; IF([.AC16]&gt;=0.64;&quot;D&quot;; IF([.AC16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-</text:p>
          </table:table-cell>
          <table:table-cell table:style-name="ce9" table:formula="of:=VLOOKUP([.AD16]; [.$AL$2:.$AM$13]; 2; 0)" office:value-type="float" office:value="0" calcext:value-type="float">
            <text:p>0</text:p>
          </table:table-cell>
          <table:table-cell table:style-name="ce9" table:formula="of:=VLOOKUP([.AE16]; [.$AL$2:.$AM$13]; 2; 0)" office:value-type="float" office:value="2.7" calcext:value-type="float">
            <text:p>2.7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Ahmad Rajeh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table:style-name="ce7"/>
          <table:table-cell table:style-name="ce16" table:formula="of:=(([.N17] / 50)*0.15 + ([.O17] / 50)*0.15 + ([.P17] / 100)*0.2)" office:value-type="float" office:value="0.123" calcext:value-type="float">
            <text:p>0.123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17]; [.$AI$2:.$AJ$14]; 2; 0);  SUM(VLOOKUP([.T17]; [.$AI$2:.$AJ$14]; 2; 0) ))) + ([.U17])  ) / (100 + 100 + 30)) * 0.05" office:value-type="float" office:value="0.041304347826087" calcext:value-type="float">
            <text:p>0.04130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Y17]; [.$AI$2:.$AJ$14]; 2; 0); VLOOKUP([.Z17]; [.$AI$2:.$AJ$14]; 2; 0))) / 200 * 0.15" office:value-type="float" office:value="0.14175" calcext:value-type="float">
            <text:p>0.14175</text:p>
          </table:table-cell>
          <table:table-cell/>
          <table:table-cell table:style-name="ce19" table:formula="of:=[.L17] + [.Q17] + [.W17] + [.AA17]" office:value-type="float" office:value="0.306054347826087" calcext:value-type="float">
            <text:p>0.30605</text:p>
          </table:table-cell>
          <table:table-cell table:style-name="ce21" table:formula="of:=IF([.AC17]&gt;=0.9875;&quot;A+&quot;;  IF([.AC17]&gt;=0.94; &quot;A&quot;; IF([.AC17]&gt;=0.9; &quot;A-&quot;; IF([.AC17]&gt;=0.87; &quot;B+&quot;; IF([.AC17]&gt;=0.84;&quot;B&quot;; IF([.AC17]&gt;=0.8; &quot;B-&quot;; IF([.AC17]&gt;=0.77; &quot;C+&quot;; IF([.AC17]&gt;=0.74;&quot;C&quot;; IF([.AC17]&gt;=0.7; &quot;C-&quot;; IF([.AC17]&gt;=0.67; &quot;D+&quot;; IF([.AC17]&gt;=0.64;&quot;D&quot;; IF([.AC17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</text:p>
          </table:table-cell>
          <table:table-cell table:style-name="ce9" table:formula="of:=VLOOKUP([.AD17]; [.$AL$2:.$AM$13]; 2; 0)" office:value-type="float" office:value="0" calcext:value-type="float">
            <text:p>0</text:p>
          </table:table-cell>
          <table:table-cell table:style-name="ce9" table:formula="of:=VLOOKUP([.AE17]; [.$AL$2:.$AM$13]; 2; 0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Dillan Smith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D</text:p>
          </table:table-cell>
          <table:table-cell table:number-columns-repeated="6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table:style-name="ce7"/>
          <table:table-cell table:style-name="ce16" table:formula="of:=(([.N18] / 50)*0.15 + ([.O18] / 50)*0.15 + ([.P18] / 100)*0.2)" office:value-type="float" office:value="0.147" calcext:value-type="float">
            <text:p>0.14700</text:p>
          </table:table-cell>
          <table:table-cell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C-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6" table:formula="of:=( ((SUM(VLOOKUP([.S18]; [.$AI$2:.$AJ$14]; 2; 0);  SUM(VLOOKUP([.T18]; [.$AI$2:.$AJ$14]; 2; 0) ))) + ([.U18])  ) / (100 + 100 + 30)) * 0.05" office:value-type="float" office:value="0.0323913043478261" calcext:value-type="float">
            <text:p>0.03239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style-name="ce16" table:formula="of:=(SUM(VLOOKUP([.Y18]; [.$AI$2:.$AJ$14]; 2; 0); VLOOKUP([.Z18]; [.$AI$2:.$AJ$14]; 2; 0))) / 200 * 0.15" office:value-type="float" office:value="0" calcext:value-type="float">
            <text:p>0.00000</text:p>
          </table:table-cell>
          <table:table-cell/>
          <table:table-cell table:style-name="ce19" table:formula="of:=[.L18] + [.Q18] + [.W18] + [.AA18]" office:value-type="float" office:value="0.179391304347826" calcext:value-type="float">
            <text:p>0.17939</text:p>
          </table:table-cell>
          <table:table-cell table:style-name="ce21" table:formula="of:=IF([.AC18]&gt;=0.9875;&quot;A+&quot;;  IF([.AC18]&gt;=0.94; &quot;A&quot;; IF([.AC18]&gt;=0.9; &quot;A-&quot;; IF([.AC18]&gt;=0.87; &quot;B+&quot;; IF([.AC18]&gt;=0.84;&quot;B&quot;; IF([.AC18]&gt;=0.8; &quot;B-&quot;; IF([.AC18]&gt;=0.77; &quot;C+&quot;; IF([.AC18]&gt;=0.74;&quot;C&quot;; IF([.AC18]&gt;=0.7; &quot;C-&quot;; IF([.AC18]&gt;=0.67; &quot;D+&quot;; IF([.AC18]&gt;=0.64;&quot;D&quot;; IF([.AC18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F</text:p>
          </table:table-cell>
          <table:table-cell table:style-name="ce9" table:formula="of:=VLOOKUP([.AD18]; [.$AL$2:.$AM$13]; 2; 0)" office:value-type="float" office:value="0" calcext:value-type="float">
            <text:p>0</text:p>
          </table:table-cell>
          <table:table-cell table:style-name="ce9" table:formula="of:=VLOOKUP([.AE18]; [.$AL$2:.$AM$13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Herbert Torranc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table:style-name="ce7"/>
          <table:table-cell table:style-name="ce16" table:formula="of:=(([.N19] / 50)*0.15 + ([.O19] / 50)*0.15 + ([.P19] / 100)*0.2)" office:value-type="float" office:value="0.126" calcext:value-type="float">
            <text:p>0.126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19]; [.$AI$2:.$AJ$14]; 2; 0);  SUM(VLOOKUP([.T19]; [.$AI$2:.$AJ$14]; 2; 0) ))) + ([.U19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Y19]; [.$AI$2:.$AJ$14]; 2; 0); VLOOKUP([.Z19]; [.$AI$2:.$AJ$14]; 2; 0))) / 200 * 0.15" office:value-type="float" office:value="0.144" calcext:value-type="float">
            <text:p>0.14400</text:p>
          </table:table-cell>
          <table:table-cell/>
          <table:table-cell table:style-name="ce19" table:formula="of:=[.L19] + [.Q19] + [.W19] + [.AA19]" office:value-type="float" office:value="0.314565217391304" calcext:value-type="float">
            <text:p>0.31457</text:p>
          </table:table-cell>
          <table:table-cell table:style-name="ce21" table:formula="of:=IF([.AC19]&gt;=0.9875;&quot;A+&quot;;  IF([.AC19]&gt;=0.94; &quot;A&quot;; IF([.AC19]&gt;=0.9; &quot;A-&quot;; IF([.AC19]&gt;=0.87; &quot;B+&quot;; IF([.AC19]&gt;=0.84;&quot;B&quot;; IF([.AC19]&gt;=0.8; &quot;B-&quot;; IF([.AC19]&gt;=0.77; &quot;C+&quot;; IF([.AC19]&gt;=0.74;&quot;C&quot;; IF([.AC19]&gt;=0.7; &quot;C-&quot;; IF([.AC19]&gt;=0.67; &quot;D+&quot;; IF([.AC19]&gt;=0.64;&quot;D&quot;; IF([.AC19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</text:p>
          </table:table-cell>
          <table:table-cell table:style-name="ce9" table:formula="of:=VLOOKUP([.AD19]; [.$AL$2:.$AM$13]; 2; 0)" office:value-type="float" office:value="0" calcext:value-type="float">
            <text:p>0</text:p>
          </table:table-cell>
          <table:table-cell table:style-name="ce9" table:formula="of:=VLOOKUP([.AE19]; [.$AL$2:.$AM$13]; 2; 0)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number-columns-repeated="15"/>
          <table:table-cell table:style-name="ce7"/>
          <table:table-cell table:style-name="ce16" table:formula="of:=(([.N20] / 50)*0.15 + ([.O20] / 50)*0.15 + ([.P20] / 100)*0.2)" office:value-type="float" office:value="0" calcext:value-type="float">
            <text:p>0.000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20]; [.$AI$2:.$AJ$14]; 2; 0);  SUM(VLOOKUP([.T20]; [.$AI$2:.$AJ$14]; 2; 0) ))) + ([.U20])  ) / (100 + 100 + 30)) * 0.05" office:value-type="float" office:value="0.0439130434782609" calcext:value-type="float">
            <text:p>0.04391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Y20]; [.$AI$2:.$AJ$14]; 2; 0); VLOOKUP([.Z20]; [.$AI$2:.$AJ$14]; 2; 0))) / 200 * 0.15" office:value-type="float" office:value="0.14175" calcext:value-type="float">
            <text:p>0.14175</text:p>
          </table:table-cell>
          <table:table-cell/>
          <table:table-cell table:style-name="ce19" table:formula="of:=[.L20] + [.Q20] + [.W20] + [.AA20]" office:value-type="float" office:value="0.185663043478261" calcext:value-type="float">
            <text:p>0.18566</text:p>
          </table:table-cell>
          <table:table-cell table:style-name="ce21" table:formula="of:=IF([.AC20]&gt;=0.9875;&quot;A+&quot;;  IF([.AC20]&gt;=0.94; &quot;A&quot;; IF([.AC20]&gt;=0.9; &quot;A-&quot;; IF([.AC20]&gt;=0.87; &quot;B+&quot;; IF([.AC20]&gt;=0.84;&quot;B&quot;; IF([.AC20]&gt;=0.8; &quot;B-&quot;; IF([.AC20]&gt;=0.77; &quot;C+&quot;; IF([.AC20]&gt;=0.74;&quot;C&quot;; IF([.AC20]&gt;=0.7; &quot;C-&quot;; IF([.AC20]&gt;=0.67; &quot;D+&quot;; IF([.AC20]&gt;=0.64;&quot;D&quot;; IF([.AC20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</text:p>
          </table:table-cell>
          <table:table-cell table:style-name="ce9" table:formula="of:=VLOOKUP([.AD20]; [.$AL$2:.$AM$13]; 2; 0)" office:value-type="float" office:value="0" calcext:value-type="float">
            <text:p>0</text:p>
          </table:table-cell>
          <table:table-cell table:style-name="ce9" table:formula="of:=VLOOKUP([.AE20]; [.$AL$2:.$AM$13]; 2; 0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table:number-columns-repeated="7"/>
          <table:table-cell table:style-name="ce10" table:number-columns-repeated="3"/>
          <table:table-cell table:number-columns-repeated="5"/>
          <table:table-cell table:style-name="ce7"/>
          <table:table-cell table:style-name="ce16" table:formula="of:=(([.N21] / 50)*0.15 + ([.O21] / 50)*0.15 + ([.P21] / 100)*0.2)" office:value-type="float" office:value="0" calcext:value-type="float">
            <text:p>0.00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21]; [.$AI$2:.$AJ$14]; 2; 0);  SUM(VLOOKUP([.T21]; [.$AI$2:.$AJ$14]; 2; 0) ))) + ([.U21])  ) / (100 + 100 + 30)) * 0.05" office:value-type="float" office:value="0.0391304347826087" calcext:value-type="float">
            <text:p>0.03913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Y21]; [.$AI$2:.$AJ$14]; 2; 0); VLOOKUP([.Z21]; [.$AI$2:.$AJ$14]; 2; 0))) / 200 * 0.15" office:value-type="float" office:value="0.1395" calcext:value-type="float">
            <text:p>0.13950</text:p>
          </table:table-cell>
          <table:table-cell/>
          <table:table-cell table:style-name="ce19" table:formula="of:=[.L21] + [.Q21] + [.W21] + [.AA21]" office:value-type="float" office:value="0.178630434782609" calcext:value-type="float">
            <text:p>0.17863</text:p>
          </table:table-cell>
          <table:table-cell table:style-name="ce21" table:formula="of:=IF([.AC21]&gt;=0.9875;&quot;A+&quot;;  IF([.AC21]&gt;=0.94; &quot;A&quot;; IF([.AC21]&gt;=0.9; &quot;A-&quot;; IF([.AC21]&gt;=0.87; &quot;B+&quot;; IF([.AC21]&gt;=0.84;&quot;B&quot;; IF([.AC21]&gt;=0.8; &quot;B-&quot;; IF([.AC21]&gt;=0.77; &quot;C+&quot;; IF([.AC21]&gt;=0.74;&quot;C&quot;; IF([.AC21]&gt;=0.7; &quot;C-&quot;; IF([.AC21]&gt;=0.67; &quot;D+&quot;; IF([.AC21]&gt;=0.64;&quot;D&quot;; IF([.AC21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-</text:p>
          </table:table-cell>
          <table:table-cell table:style-name="ce9" table:formula="of:=VLOOKUP([.AD21]; [.$AL$2:.$AM$13]; 2; 0)" office:value-type="float" office:value="0" calcext:value-type="float">
            <text:p>0</text:p>
          </table:table-cell>
          <table:table-cell table:style-name="ce9" table:formula="of:=VLOOKUP([.AE21]; [.$AL$2:.$AM$13]; 2; 0)" office:value-type="float" office:value="2.7" calcext:value-type="float">
            <text:p>2.7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10" table:number-columns-repeated="2"/>
          <table:table-cell table:number-columns-repeated="5"/>
          <table:table-cell table:style-name="ce7"/>
          <table:table-cell table:style-name="ce16" table:formula="of:=(([.N22] / 50)*0.15 + ([.O22] / 50)*0.15 + ([.P22] / 100)*0.2)" office:value-type="float" office:value="0" calcext:value-type="float">
            <text:p>0.00000</text:p>
          </table:table-cell>
          <table:table-cell/>
          <table:table-cell table:style-name="ce7" office:value-type="string" calcext:value-type="string">
            <text:p>B+</text:p>
          </table:table-cell>
          <table:table-cell table:style-name="ce7" office:value-type="string" calcext:value-type="string">
            <text:p>A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22]; [.$AI$2:.$AJ$14]; 2; 0);  SUM(VLOOKUP([.T22]; [.$AI$2:.$AJ$14]; 2; 0) ))) + ([.U22])  ) / (100 + 100 + 30)) * 0.05" office:value-type="float" office:value="0.0428260869565217" calcext:value-type="float">
            <text:p>0.04283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Y22]; [.$AI$2:.$AJ$14]; 2; 0); VLOOKUP([.Z22]; [.$AI$2:.$AJ$14]; 2; 0))) / 200 * 0.15" office:value-type="float" office:value="0.144" calcext:value-type="float">
            <text:p>0.14400</text:p>
          </table:table-cell>
          <table:table-cell/>
          <table:table-cell table:style-name="ce19" table:formula="of:=[.L22] + [.Q22] + [.W22] + [.AA22]" office:value-type="float" office:value="0.186826086956522" calcext:value-type="float">
            <text:p>0.18683</text:p>
          </table:table-cell>
          <table:table-cell table:style-name="ce21" table:formula="of:=IF([.AC22]&gt;=0.9875;&quot;A+&quot;;  IF([.AC22]&gt;=0.94; &quot;A&quot;; IF([.AC22]&gt;=0.9; &quot;A-&quot;; IF([.AC22]&gt;=0.87; &quot;B+&quot;; IF([.AC22]&gt;=0.84;&quot;B&quot;; IF([.AC22]&gt;=0.8; &quot;B-&quot;; IF([.AC22]&gt;=0.77; &quot;C+&quot;; IF([.AC22]&gt;=0.74;&quot;C&quot;; IF([.AC22]&gt;=0.7; &quot;C-&quot;; IF([.AC22]&gt;=0.67; &quot;D+&quot;; IF([.AC22]&gt;=0.64;&quot;D&quot;; IF([.AC22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-</text:p>
          </table:table-cell>
          <table:table-cell table:style-name="ce9" table:formula="of:=VLOOKUP([.AD22]; [.$AL$2:.$AM$13]; 2; 0)" office:value-type="float" office:value="0" calcext:value-type="float">
            <text:p>0</text:p>
          </table:table-cell>
          <table:table-cell table:style-name="ce9" table:formula="of:=VLOOKUP([.AE22]; [.$AL$2:.$AM$13]; 2; 0)" office:value-type="float" office:value="2.7" calcext:value-type="float">
            <text:p>2.7</text:p>
          </table:table-cell>
          <table:table-cell table:number-columns-repeated="988"/>
        </table:table-row>
        <table:table-row table:style-name="ro1">
          <table:table-cell table:number-columns-repeated="15"/>
          <table:table-cell table:style-name="ce7"/>
          <table:table-cell table:style-name="ce16" table:formula="of:=(([.N23] / 50)*0.15 + ([.O23] / 50)*0.15 + ([.P23] / 100)*0.2)" office:value-type="float" office:value="0" calcext:value-type="float">
            <text:p>0.00000</text:p>
          </table:table-cell>
          <table:table-cell/>
          <table:table-cell table:number-columns-repeated="2" table:style-name="ce7" office:value-type="string" calcext:value-type="string">
            <text:p>A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23]; [.$AI$2:.$AJ$14]; 2; 0);  SUM(VLOOKUP([.T23]; [.$AI$2:.$AJ$14]; 2; 0) ))) + ([.U23])  ) / (100 + 100 + 30)) * 0.05" office:value-type="float" office:value="0.0482608695652174" calcext:value-type="float">
            <text:p>0.04826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Y23]; [.$AI$2:.$AJ$14]; 2; 0); VLOOKUP([.Z23]; [.$AI$2:.$AJ$14]; 2; 0))) / 200 * 0.15" office:value-type="float" office:value="0.14175" calcext:value-type="float">
            <text:p>0.14175</text:p>
          </table:table-cell>
          <table:table-cell/>
          <table:table-cell table:style-name="ce19" table:formula="of:=[.L23] + [.Q23] + [.W23] + [.AA23]" office:value-type="float" office:value="0.190010869565217" calcext:value-type="float">
            <text:p>0.19001</text:p>
          </table:table-cell>
          <table:table-cell table:style-name="ce21" table:formula="of:=IF([.AC23]&gt;=0.9875;&quot;A+&quot;;  IF([.AC23]&gt;=0.94; &quot;A&quot;; IF([.AC23]&gt;=0.9; &quot;A-&quot;; IF([.AC23]&gt;=0.87; &quot;B+&quot;; IF([.AC23]&gt;=0.84;&quot;B&quot;; IF([.AC23]&gt;=0.8; &quot;B-&quot;; IF([.AC23]&gt;=0.77; &quot;C+&quot;; IF([.AC23]&gt;=0.74;&quot;C&quot;; IF([.AC23]&gt;=0.7; &quot;C-&quot;; IF([.AC23]&gt;=0.67; &quot;D+&quot;; IF([.AC23]&gt;=0.64;&quot;D&quot;; IF([.AC23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-</text:p>
          </table:table-cell>
          <table:table-cell table:style-name="ce9" table:formula="of:=VLOOKUP([.AD23]; [.$AL$2:.$AM$13]; 2; 0)" office:value-type="float" office:value="0" calcext:value-type="float">
            <text:p>0</text:p>
          </table:table-cell>
          <table:table-cell table:style-name="ce9" table:formula="of:=VLOOKUP([.AE23]; [.$AL$2:.$AM$13]; 2; 0)" office:value-type="float" office:value="3.7" calcext:value-type="float">
            <text:p>3.7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9"/>
          <table:table-cell table:number-columns-repeated="12"/>
          <table:table-cell table:style-name="ce7"/>
          <table:table-cell table:style-name="ce16" table:formula="of:=(([.N24] / 50)*0.15 + ([.O24] / 50)*0.15 + ([.P24] / 100)*0.2)" office:value-type="float" office:value="0" calcext:value-type="float">
            <text:p>0.00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S24]; [.$AI$2:.$AJ$14]; 2; 0);  SUM(VLOOKUP([.T24]; [.$AI$2:.$AJ$14]; 2; 0) ))) + ([.U24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Y24]; [.$AI$2:.$AJ$14]; 2; 0); VLOOKUP([.Z24]; [.$AI$2:.$AJ$14]; 2; 0))) / 200 * 0.15" office:value-type="float" office:value="0.144" calcext:value-type="float">
            <text:p>0.14400</text:p>
          </table:table-cell>
          <table:table-cell/>
          <table:table-cell table:style-name="ce19" table:formula="of:=[.L24] + [.Q24] + [.W24] + [.AA24]" office:value-type="float" office:value="0.188565217391304" calcext:value-type="float">
            <text:p>0.18857</text:p>
          </table:table-cell>
          <table:table-cell table:style-name="ce21" table:formula="of:=IF([.AC24]&gt;=0.9875;&quot;A+&quot;;  IF([.AC24]&gt;=0.94; &quot;A&quot;; IF([.AC24]&gt;=0.9; &quot;A-&quot;; IF([.AC24]&gt;=0.87; &quot;B+&quot;; IF([.AC24]&gt;=0.84;&quot;B&quot;; IF([.AC24]&gt;=0.8; &quot;B-&quot;; IF([.AC24]&gt;=0.77; &quot;C+&quot;; IF([.AC24]&gt;=0.74;&quot;C&quot;; IF([.AC24]&gt;=0.7; &quot;C-&quot;; IF([.AC24]&gt;=0.67; &quot;D+&quot;; IF([.AC24]&gt;=0.64;&quot;D&quot;; IF([.AC24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+</text:p>
          </table:table-cell>
          <table:table-cell table:style-name="ce9" table:formula="of:=VLOOKUP([.AD24]; [.$AL$2:.$AM$13]; 2; 0)" office:value-type="float" office:value="0" calcext:value-type="float">
            <text:p>0</text:p>
          </table:table-cell>
          <table:table-cell table:style-name="ce9" table:formula="of:=VLOOKUP([.AE24]; [.$AL$2:.$AM$13]; 2; 0)" office:value-type="float" office:value="3.3" calcext:value-type="float">
            <text:p>3.3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9"/>
          <table:table-cell table:style-name="ce5"/>
          <table:table-cell table:number-columns-repeated="11"/>
          <table:table-cell table:style-name="ce7"/>
          <table:table-cell table:style-name="ce16" table:formula="of:=(([.N25] / 50)*0.15 + ([.O25] / 50)*0.15 + ([.P25] / 100)*0.2)" office:value-type="float" office:value="0" calcext:value-type="float">
            <text:p>0.00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" calcext:value-type="float">
            <text:p>2</text:p>
          </table:table-cell>
          <table:table-cell table:style-name="ce16" table:formula="of:=( ((SUM(VLOOKUP([.S25]; [.$AI$2:.$AJ$14]; 2; 0);  SUM(VLOOKUP([.T25]; [.$AI$2:.$AJ$14]; 2; 0) ))) + ([.U25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6" table:formula="of:=(SUM(VLOOKUP([.Y25]; [.$AI$2:.$AJ$14]; 2; 0); VLOOKUP([.Z25]; [.$AI$2:.$AJ$14]; 2; 0))) / 200 * 0.15" office:value-type="float" office:value="0.1365" calcext:value-type="float">
            <text:p>0.13650</text:p>
          </table:table-cell>
          <table:table-cell/>
          <table:table-cell table:style-name="ce19" table:formula="of:=[.L25] + [.Q25] + [.W25] + [.AA25]" office:value-type="float" office:value="0.181065217391304" calcext:value-type="float">
            <text:p>0.18107</text:p>
          </table:table-cell>
          <table:table-cell table:style-name="ce21" table:formula="of:=IF([.AC25]&gt;=0.9875;&quot;A+&quot;;  IF([.AC25]&gt;=0.94; &quot;A&quot;; IF([.AC25]&gt;=0.9; &quot;A-&quot;; IF([.AC25]&gt;=0.87; &quot;B+&quot;; IF([.AC25]&gt;=0.84;&quot;B&quot;; IF([.AC25]&gt;=0.8; &quot;B-&quot;; IF([.AC25]&gt;=0.77; &quot;C+&quot;; IF([.AC25]&gt;=0.74;&quot;C&quot;; IF([.AC25]&gt;=0.7; &quot;C-&quot;; IF([.AC25]&gt;=0.67; &quot;D+&quot;; IF([.AC25]&gt;=0.64;&quot;D&quot;; IF([.AC25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-</text:p>
          </table:table-cell>
          <table:table-cell table:style-name="ce9" table:formula="of:=VLOOKUP([.AD25]; [.$AL$2:.$AM$13]; 2; 0)" office:value-type="float" office:value="0" calcext:value-type="float">
            <text:p>0</text:p>
          </table:table-cell>
          <table:table-cell table:style-name="ce9" table:formula="of:=VLOOKUP([.AE25]; [.$AL$2:.$AM$13]; 2; 0)" office:value-type="float" office:value="3.7" calcext:value-type="float">
            <text:p>3.7</text:p>
          </table:table-cell>
          <table:table-cell table:number-columns-repeated="988"/>
        </table:table-row>
        <table:table-row table:style-name="ro1">
          <table:table-cell table:number-columns-repeated="11"/>
          <table:table-cell table:style-name="ce12"/>
          <table:table-cell/>
          <table:table-cell table:formula="of:=AVERAGE([.N2:.N25])" office:value-type="float" office:value="42.8333333333333" calcext:value-type="float">
            <text:p>42.8333333333</text:p>
          </table:table-cell>
          <table:table-cell/>
          <table:table-cell table:style-name="ce7"/>
          <table:table-cell table:style-name="ce12"/>
          <table:table-cell table:number-columns-repeated="12"/>
          <table:table-cell table:style-name="ce21" table:number-columns-repeated="2"/>
          <table:table-cell table:number-columns-repeated="990"/>
        </table:table-row>
        <table:table-row table:style-name="ro1">
          <table:table-cell table:number-columns-repeated="11"/>
          <table:table-cell table:style-name="ce12"/>
          <table:table-cell/>
          <table:table-cell table:formula="of:=[.N26] / 50" office:value-type="float" office:value="0.856666666666667" calcext:value-type="float">
            <text:p>0.8566666667</text:p>
          </table:table-cell>
          <table:table-cell/>
          <table:table-cell table:style-name="ce7"/>
          <table:table-cell table:number-columns-repeated="12"/>
          <table:table-cell table:style-name="ce21" table:formula="of:=AVERAGE([.AC2:.AC25])" office:value-type="float" office:value="0.275079257246377" calcext:value-type="float">
            <text:p>0.2750792572</text:p>
          </table:table-cell>
          <table:table-cell table:style-name="ce17" table:number-columns-repeated="2"/>
          <table:table-cell table:style-name="ce21" table:formula="of:=AVERAGE([.AF2:.AF25])" office:value-type="float" office:value="0" calcext:value-type="float">
            <text:p>0</text:p>
          </table:table-cell>
          <table:table-cell table:style-name="ce21" table:formula="of:=AVERAGE([.AG2:.AG25])" office:value-type="float" office:value="3.04166666666667" calcext:value-type="float">
            <text:p>3.0416666667</text:p>
          </table:table-cell>
          <table:table-cell table:number-columns-repeated="988"/>
        </table:table-row>
        <table:table-row table:style-name="ro1" table:number-rows-repeated="1048548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 style:data-style-name="N2" text:time-value="11:40:54.8907496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4-21T13:55:17.434411787</dc:date>
    <dc:creator>Gregory Kapfhammer</dc:creator>
    <meta:editing-duration>P30DT19H30M10S</meta:editing-duration>
    <meta:editing-cycles>341</meta:editing-cycles>
    <meta:generator>LibreOffice/4.2.7.2$Linux_x86 LibreOffice_project/420m0$Build-2</meta:generator>
    <meta:printed-by>Gregory Kapfhammer</meta:printed-by>
    <meta:print-date>2012-12-31T15:26:41</meta:print-date>
    <meta:document-statistic meta:table-count="1" meta:cell-count="638" meta:object-count="0"/>
  </office:meta>
</office:document-meta>
</file>